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SimSun" svg:font-family="SimSun, ËÎÌå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  <style:text-properties fo:color="#000000" style:font-name="Times New Roman" fo:font-size="12pt" style:font-size-asian="12pt" style:font-size-complex="12pt" style:font-weight-complex="bold"/>
    </style:style>
    <style:style style:name="P2" style:family="paragraph" style:parent-style-name="Standard">
      <style:paragraph-properties fo:margin-left="0.5in" fo:margin-right="0in" fo:margin-top="0in" fo:margin-bottom="0in" fo:line-height="100%" fo:text-indent="0in" style:auto-text-indent="false"/>
      <style:text-properties fo:color="#000000" style:font-name="Times New Roman" fo:font-size="12pt" style:font-size-asian="12pt" style:font-size-complex="12pt" style:font-weight-complex="bold"/>
    </style:style>
    <style:style style:name="P3" style:family="paragraph" style:parent-style-name="Standard" style:master-page-name="Standard">
      <style:paragraph-properties fo:margin-top="0in" fo:margin-bottom="0.1945in" fo:line-height="100%" style:page-number="auto"/>
      <style:text-properties fo:color="#000000" style:font-name="Times New Roman" fo:font-size="13.5pt" fo:font-weight="bold" style:font-size-asian="13.5pt" style:font-weight-asian="bold" style:font-size-complex="13.5pt" style:font-weight-complex="bold"/>
    </style:style>
    <style:style style:name="P4" style:family="paragraph" style:parent-style-name="Standard">
      <style:paragraph-properties fo:margin-left="0.5in" fo:margin-right="0in" fo:margin-top="0in" fo:margin-bottom="0in" fo:line-height="100%" fo:text-indent="0in" style:auto-text-indent="false"/>
      <style:text-properties fo:color="#000000" style:font-name="Times New Roman" fo:font-size="12pt" style:font-size-asian="12pt" style:font-size-complex="12pt" style:font-weight-complex="bold"/>
    </style:style>
    <style:style style:name="P5" style:family="paragraph" style:parent-style-name="Standard">
      <style:paragraph-properties fo:margin-top="0in" fo:margin-bottom="0in" fo:line-height="100%"/>
      <style:text-properties fo:color="#000000" style:font-name="Times New Roman" fo:font-size="12pt" style:font-size-asian="12pt" style:font-size-complex="12pt" style:font-weight-complex="bold"/>
    </style:style>
    <style:style style:name="P6" style:family="paragraph" style:parent-style-name="List_20_Paragraph" style:list-style-name="WW8Num1">
      <style:paragraph-properties fo:margin-top="0.1945in" fo:margin-bottom="0.1945in" fo:line-height="100%"/>
      <style:text-properties fo:color="#000000" style:font-name="Times New Roman" fo:font-size="13.5pt" style:font-size-asian="13.5pt" style:font-size-complex="13.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eting Minutes – Rhinodog studios – Super Eastgate</text:p>
      <text:p text:style-name="P1">When and Where</text:p>
      <text:p text:style-name="P2">Date: 2/3/2010</text:p>
      <text:p text:style-name="P2">Time: 6:45 PM</text:p>
      <text:p text:style-name="P2">Room: Apt A6</text:p>
      <text:p text:style-name="P2"/>
      <text:p text:style-name="P1">Role </text:p>
      <text:p text:style-name="P2">Primary facilitator:Mike</text:p>
      <text:p text:style-name="P2">Timekeeper: Mike</text:p>
      <text:p text:style-name="P2">Minute Take: Mike</text:p>
      <text:p text:style-name="P2">Attending: Mike &amp; Jon</text:p>
      <text:list xml:id="list38548074" text:style-name="WW8Num1">
        <text:list-item>
          <text:p text:style-name="P6">Objective<text:line-break/>-Get status of OpenAL knowledge from Jon</text:p>
        </text:list-item>
        <text:list-item>
          <text:p text:style-name="P6">Status (include the reference to related documents)<text:line-break/>-Jon is modifying examples from http://www.devmaster.net/articles.php?catID=6</text:p>
        </text:list-item>
        <text:list-item>
          <text:p text:style-name="P6">Discussion<text:line-break/>-talked about examples that Jon has modified<text:line-break/>-talked about wanting to see background music playing and having sounds effects playing at the same time<text:line-break/><text:tab/>-currently each new sound stops the one before it<text:line-break/>-stepped through code<text:line-break/>-alGenBuffer(alsize, buffer ref) – what does the size mean?<text:line-break/>-talked about how to possibly create a class that will play sound without using the framework from the examples</text:p>
        </text:list-item>
        <text:list-item>
          <text:p text:style-name="P6">Wrap up<text:line-break/>-sequence of events for sound (assuming initial set up is done)<text:line-break/><text:tab/>1. declare a buffer and sources<text:line-break/><text:tab/>2. generate the buffer<text:line-break/><text:tab/>3. load wav file into the buffer<text:line-break/><text:tab/>4. generate the source<text:line-break/><text:tab/>5. attached source to buffer<text:line-break/><text:tab/>6. play the source<text:line-break/><text:tab/>7. stop the source<text:line-break/><text:tab/>8. delete source and buff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SimSun" svg:font-family="SimSun, ËÎÌå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SimSu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WW8Num1z0" style:family="text">
      <style:text-properties style:font-name-complex="Times New Roman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Meeting Minutes – Rhinodog studios – Super Eastgate</dc:title>
    <meta:initial-creator>Michael LoVerme</meta:initial-creator>
    <meta:creation-date>2010-02-03T01:18:00</meta:creation-date>
    <dc:date>2010-02-03T19:06:38.01</dc:date>
    <meta:editing-cycles>3</meta:editing-cycles>
    <meta:editing-duration>PT00H31M12S</meta:editing-duration>
    <meta:generator>OpenOffice.org/3.1$Win32 OpenOffice.org_project/310m19$Build-9420</meta:generator>
    <meta:document-statistic meta:table-count="0" meta:image-count="0" meta:object-count="0" meta:page-count="1" meta:paragraph-count="14" meta:word-count="173" meta:character-count="1064"/>
  </office:meta>
</office:document-meta>
</file>